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36in" fo:margin-left="-0.1701in" fo:margin-top="0in" fo:margin-bottom="0in" table:align="left"/>
    </style:style>
    <style:style style:name="Table1.A" style:family="table-column">
      <style:table-column-properties style:column-width="1.4993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15in"/>
    </style:style>
    <style:style style:name="Table1.1" style:family="table-row">
      <style:table-row-properties fo:keep-together="auto"/>
    </style:style>
    <style:style style:name="Table1.A1" style:family="table-cell">
      <style:table-cell-properties fo:padding-left="0.0646in" fo:padding-right="0.075in" fo:padding-top="0in" fo:padding-bottom="0in" fo:border-left="1.5pt solid #000001" fo:border-right="none" fo:border-top="1.5pt solid #000001" fo:border-bottom="1.5pt solid #000001"/>
    </style:style>
    <style:style style:name="Table1.B1" style:family="table-cell">
      <style:table-cell-properties fo:padding-left="0.0694in" fo:padding-right="0.075in" fo:padding-top="0in" fo:padding-bottom="0in" fo:border-left="0.75pt solid #000001" fo:border-right="none" fo:border-top="1.5pt solid #000001" fo:border-bottom="1.5pt solid #000001"/>
    </style:style>
    <style:style style:name="Table1.D1" style:family="table-cell">
      <style:table-cell-properties fo:padding-left="0.0694in" fo:padding-right="0.075in" fo:padding-top="0in" fo:padding-bottom="0in" fo:border-left="0.75pt solid #000001" fo:border-right="1.5pt solid #000001" fo:border-top="1.5pt solid #000001" fo:border-bottom="1.5pt solid #000001"/>
    </style:style>
    <style:style style:name="Table1.A2" style:family="table-cell">
      <style:table-cell-properties fo:padding-left="0.0646in" fo:padding-right="0.075in" fo:padding-top="0in" fo:padding-bottom="0in" fo:border-left="1.5pt solid #000001" fo:border-right="none" fo:border-top="1.5pt solid #000001" fo:border-bottom="0.75pt solid #000001"/>
    </style:style>
    <style:style style:name="Table1.B2" style:family="table-cell">
      <style:table-cell-properties fo:padding-left="0.0694in" fo:padding-right="0.075in" fo:padding-top="0in" fo:padding-bottom="0in" fo:border-left="0.75pt solid #000001" fo:border-right="none" fo:border-top="1.5pt solid #000001" fo:border-bottom="0.75pt solid #000001"/>
    </style:style>
    <style:style style:name="Table1.D2" style:family="table-cell">
      <style:table-cell-properties fo:padding-left="0.0694in" fo:padding-right="0.075in" fo:padding-top="0in" fo:padding-bottom="0in" fo:border-left="0.75pt solid #000001" fo:border-right="1.5pt solid #000001" fo:border-top="1.5pt solid #000001" fo:border-bottom="0.75pt solid #000001"/>
    </style:style>
    <style:style style:name="Table1.A3" style:family="table-cell">
      <style:table-cell-properties fo:padding-left="0.0646in" fo:padding-right="0.075in" fo:padding-top="0in" fo:padding-bottom="0in" fo:border-left="1.5pt solid #000001" fo:border-right="none" fo:border-top="0.75pt solid #000001" fo:border-bottom="1.5pt solid #000001"/>
    </style:style>
    <style:style style:name="Table1.B3" style:family="table-cell">
      <style:table-cell-properties fo:padding-left="0.0694in" fo:padding-right="0.075in" fo:padding-top="0in" fo:padding-bottom="0in" fo:border-left="0.75pt solid #000001" fo:border-right="none" fo:border-top="0.75pt solid #000001" fo:border-bottom="1.5pt solid #000001"/>
    </style:style>
    <style:style style:name="Table1.D3" style:family="table-cell">
      <style:table-cell-properties fo:padding-left="0.0694in" fo:padding-right="0.075in" fo:padding-top="0in" fo:padding-bottom="0in" fo:border-left="0.75pt solid #000001" fo:border-right="1.5pt solid #000001" fo:border-top="0.75pt solid #000001" fo:border-bottom="1.5pt solid #000001"/>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 style:position="6.5in" style:type="right"/>
        </style:tab-stops>
      </style:paragraph-properties>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style:text-underline-style="none" fo:font-weight="normal" style:font-name-asian="Arial1" style:font-size-asian="11pt" style:font-weight-asian="normal" style:font-name-complex="Arial1" style:font-size-complex="11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 style:position="6.5in" style:type="right"/>
        </style:tab-stops>
      </style:paragraph-properties>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4pt" style:text-underline-style="none" fo:font-weight="bold" style:font-size-asian="14pt" style:font-weight-asian="bold" style:font-size-complex="14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tyle="italic" style:font-name-asian="Arial1" style:font-style-asian="italic" style:font-name-complex="Arial1"/>
    </style:style>
    <style:style style:name="P12"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tab-stops>
          <style:tab-stop style:position="0in"/>
        </style:tab-stops>
      </style:paragraph-properties>
      <style:text-properties style:font-name="Arial" fo:font-size="11pt" fo:font-style="italic" style:font-name-asian="Arial1" style:font-size-asian="11pt" style:font-style-asian="italic" style:font-name-complex="Arial1" style:font-size-complex="11pt"/>
    </style:style>
    <style:style style:name="P13"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padding="0in" fo:border="none" fo:keep-with-next="auto">
        <style:tab-stops>
          <style:tab-stop style:position="0in"/>
        </style:tab-stops>
      </style:paragraph-properties>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page"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15" style:family="paragraph" style:parent-style-name="Heading_20_2">
      <style:paragraph-properties fo:margin-left="0in" fo:margin-right="0in" fo:margin-top="0.1945in" fo:margin-bottom="0.1945in" loext:contextual-spacing="false" fo:text-align="justify" style:justify-single-word="false" fo:text-indent="0in" style:auto-text-indent="false"/>
    </style:style>
    <style:style style:name="P16" style:family="paragraph" style:parent-style-name="Heading_20_2">
      <style:paragraph-properties fo:margin-left="0in" fo:margin-right="0in" fo:margin-top="0.1945in" fo:margin-bottom="0.1945in" loext:contextual-spacing="false" fo:text-align="justify" style:justify-single-word="false" fo:text-indent="0in" style:auto-text-indent="false"/>
      <style:text-properties style:font-name="Arial" fo:font-style="italic" style:font-name-asian="Arial1" style:font-style-asian="italic" style:font-name-complex="Arial1"/>
    </style:style>
    <style:style style:name="P17" style:family="paragraph" style:parent-style-name="Heading_20_2">
      <style:paragraph-properties fo:margin-left="0in" fo:margin-right="0in" fo:margin-top="0.1945in" fo:margin-bottom="0.1945in" loext:contextual-spacing="false" fo:text-align="justify" style:justify-single-word="false" fo:text-indent="0in" style:auto-text-indent="false"/>
      <style:text-properties style:font-name="Arial" style:font-name-asian="Arial1" style:font-name-complex="Arial1"/>
    </style:style>
    <style:style style:name="P18" style:family="paragraph" style:parent-style-name="Heading_20_2">
      <style:paragraph-properties fo:margin-left="0in" fo:margin-right="0in" fo:margin-top="0.1945in" fo:margin-bottom="0.1945in" loext:contextual-spacing="false" fo:text-align="justify" style:justify-single-word="false" fo:text-indent="0in" style:auto-text-indent="false"/>
      <style:text-properties fo:font-size="12pt" style:font-size-asian="12pt" style:font-size-complex="12pt"/>
    </style:style>
    <style:style style:name="P19" style:family="paragraph" style:parent-style-name="Heading_20_2">
      <style:paragraph-properties fo:margin-left="0in" fo:margin-right="0in" fo:margin-top="0.1945in" fo:margin-bottom="0.1945in" loext:contextual-spacing="false" fo:text-align="justify" style:justify-single-word="false" fo:text-indent="0in" style:auto-text-indent="false" fo:break-before="page"/>
      <style:text-properties style:font-name="Arial" fo:font-style="italic" style:font-name-asian="Arial1" style:font-style-asian="italic" style:font-name-complex="Arial1"/>
    </style:style>
    <style:style style:name="P20" style:family="paragraph" style:parent-style-name="Heading_20_3">
      <style:paragraph-properties fo:margin-left="0in" fo:margin-right="0in" fo:margin-top="0.1665in" fo:margin-bottom="0.1665in" loext:contextual-spacing="false" fo:text-align="justify" style:justify-single-word="false" fo:text-indent="0in" style:auto-text-indent="false"/>
      <style:text-properties style:font-name="Arial" fo:font-size="11pt" fo:font-style="italic" fo:font-weight="normal" style:font-name-asian="Arial1" style:font-size-asian="11pt" style:font-style-asian="italic" style:font-weight-asian="normal" style:font-name-complex="Arial1" style:font-size-complex="11pt"/>
    </style:style>
    <style:style style:name="P21" style:family="paragraph" style:parent-style-name="Standard">
      <style:paragraph-properties fo:margin-left="0in" fo:margin-right="0in" fo:margin-top="0.1665in" fo:margin-bottom="0.5in" loext: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italic" style:text-underline-style="none" fo:font-weight="bold" style:font-name-asian="Arial1" style:font-size-asian="14pt" style:font-style-asian="italic" style:font-weight-asian="bold" style:font-name-complex="Arial1" style:font-size-complex="14pt"/>
    </style:style>
    <style:style style:name="P22" style:family="paragraph" style:parent-style-name="Standard">
      <style:paragraph-properties fo:margin-left="0in" fo:margin-right="0in" fo:margin-top="0.1665in" fo:margin-bottom="0.5in" loext:contextual-spacing="false" fo:line-height="10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italic" style:text-underline-style="none" fo:font-weight="bold" officeooo:paragraph-rsid="0020c1f8" style:font-name-asian="Arial1" style:font-size-asian="14pt" style:font-style-asian="italic" style:font-weight-asian="bold" style:font-name-complex="Arial1" style:font-size-complex="14pt"/>
    </style:style>
    <style:style style:name="P23" style:family="paragraph" style:parent-style-name="Standard">
      <style:paragraph-properties fo:margin-left="0in" fo:margin-right="0in" fo:margin-top="0.0835in" fo:margin-bottom="0.1665in" loext:contextual-spacing="false" fo:line-height="100%" fo:text-align="justify" style:justify-single-word="false" fo:keep-together="always" fo:orphans="2" fo:widows="2" fo:text-indent="0in" style:auto-text-indent="false" fo:break-before="page" fo:padding="0in" fo:border="none" fo:keep-with-next="always"/>
      <style:text-properties fo:font-variant="normal" fo:text-transform="none" fo:color="#000000" style:text-line-through-style="none" style:text-line-through-type="none" style:text-position="0% 100%" style:font-name="Arial" fo:font-size="18pt" fo:font-style="italic" style:text-underline-style="none" fo:font-weight="bold" style:font-name-asian="Arial1" style:font-size-asian="18pt" style:font-style-asian="italic" style:font-weight-asian="bold" style:font-name-complex="Arial1" style:font-size-complex="18pt"/>
    </style:style>
    <style:style style:name="P24" style:family="paragraph" style:parent-style-name="Standard">
      <style:paragraph-properties fo:margin-left="0in" fo:margin-right="0in" fo:margin-top="0.0835in" fo:margin-bottom="0.1665in" loext:contextual-spacing="false" fo:line-height="100%" fo:text-align="justify"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size="18pt" fo:font-style="italic" style:text-underline-style="none" fo:font-weight="bold" style:font-name-asian="Arial1" style:font-size-asian="18pt" style:font-style-asian="italic" style:font-weight-asian="bold" style:font-name-complex="Arial1" style:font-size-complex="18pt"/>
    </style:style>
    <style:style style:name="P25"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26" style:family="paragraph" style:parent-style-name="Standard">
      <style:paragraph-properties fo:margin-left="0.1874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 style:position="6.5in" style:type="right"/>
        </style:tab-stops>
      </style:paragraph-properties>
    </style:style>
    <style:style style:name="P27" style:family="paragraph" style:parent-style-name="Standard">
      <style:paragraph-properties fo:margin-left="0.1874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 style:position="6.5in" style:type="right"/>
        </style:tab-stops>
      </style:paragraph-properties>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fo:text-align="justify" style:justify-single-word="false"/>
      <style:text-properties style:font-name="Arial" fo:font-style="italic" fo:font-weight="bold" style:font-name-asian="Arial1" style:font-style-asian="italic" style:font-weight-asian="bold" style:font-name-complex="Arial1"/>
    </style:style>
    <style:style style:name="P30" style:family="paragraph" style:parent-style-name="Standard">
      <style:paragraph-properties fo:margin-top="0in" fo:margin-bottom="0in" loext:contextual-spacing="false" fo:text-align="justify" style:justify-single-word="false"/>
      <style:text-properties style:font-name="Arial" fo:font-style="italic" style:font-name-asian="Arial1" style:font-style-asian="italic" style:font-name-complex="Arial1"/>
    </style:style>
    <style:style style:name="P31" style:family="paragraph" style:parent-style-name="Standard">
      <style:paragraph-properties fo:margin-top="0in" fo:margin-bottom="0in" loext:contextual-spacing="false" fo:text-align="justify" style:justify-single-word="false"/>
      <style:text-properties style:font-name="Arial" fo:font-size="11pt" fo:font-style="italic" style:font-name-asian="Arial1" style:font-size-asian="11pt" style:font-style-asian="italic" style:font-name-complex="Arial1" style:font-size-complex="11pt"/>
    </style:style>
    <style:style style:name="P32" style:family="paragraph" style:parent-style-name="Standard">
      <style:paragraph-properties fo:margin-top="0in" fo:margin-bottom="0in" loext:contextual-spacing="false" fo:text-align="justify" style:justify-single-word="false"/>
      <style:text-properties style:font-name="Arial" fo:font-size="11pt" fo:font-style="italic" fo:font-weight="bold" style:font-name-asian="Arial1" style:font-size-asian="11pt" style:font-style-asian="italic" style:font-weight-asian="bold" style:font-name-complex="Arial1" style:font-size-complex="11pt"/>
    </style:style>
    <style:style style:name="P33" style:family="paragraph" style:parent-style-name="Standard">
      <style:paragraph-properties fo:margin-top="0in" fo:margin-bottom="0in" loext:contextual-spacing="false" fo:text-align="justify" style:justify-single-word="false"/>
      <style:text-properties style:font-name="Arial" fo:font-size="11pt" fo:font-style="italic" fo:font-weight="normal" style:font-name-asian="Arial1" style:font-size-asian="11pt" style:font-style-asian="italic" style:font-weight-asian="normal" style:font-name-complex="Arial1" style:font-size-complex="11pt"/>
    </style:style>
    <style:style style:name="P34" style:family="paragraph" style:parent-style-name="Standard">
      <style:paragraph-properties fo:margin-top="0in" fo:margin-bottom="0in" loext:contextual-spacing="false"/>
      <style:text-properties style:font-name="Arial" fo:font-size="11pt" style:font-name-asian="Arial1" style:font-size-asian="11pt" style:font-name-complex="Arial1" style:font-size-complex="11pt"/>
    </style:style>
    <style:style style:name="P35" style:family="paragraph" style:parent-style-name="Standard">
      <style:paragraph-properties fo:margin-top="0in" fo:margin-bottom="0in" loext:contextual-spacing="false" fo:text-align="justify" style:justify-single-word="false"/>
      <style:text-properties style:font-name="Arial" fo:font-size="11pt" style:font-name-asian="Arial1" style:font-size-asian="11pt" style:font-name-complex="Arial1" style:font-size-complex="11pt"/>
    </style:style>
    <style:style style:name="P36" style:family="paragraph" style:parent-style-name="Standard">
      <style:paragraph-properties fo:margin-top="0in" fo:margin-bottom="0in" loext:contextual-spacing="false" fo:text-align="justify" style:justify-single-word="false"/>
      <style:text-properties style:font-name="Arial" fo:font-weight="bold" style:font-name-asian="Arial1" style:font-weight-asian="bold" style:font-name-complex="Arial1"/>
    </style:style>
    <style:style style:name="P37" style:family="paragraph" style:parent-style-name="Standard">
      <style:paragraph-properties fo:margin-top="0in" fo:margin-bottom="0in" loext:contextual-spacing="false" fo:text-align="justify" style:justify-single-word="false"/>
    </style:style>
    <style:style style:name="P38" style:family="paragraph" style:parent-style-name="Standard">
      <style:paragraph-properties fo:margin-top="0in" fo:margin-bottom="0in" loext:contextual-spacing="false" fo:text-align="justify" style:justify-single-word="false"/>
      <style:text-properties fo:color="#000000" style:font-name="Arial" fo:font-size="11pt" fo:font-style="italic" fo:font-weight="bold" style:font-name-asian="Arial1" style:font-size-asian="11pt" style:font-style-asian="italic" style:font-weight-asian="bold" style:font-name-complex="Arial1" style:font-size-complex="11pt"/>
    </style:style>
    <style:style style:name="P39" style:family="paragraph" style:parent-style-name="Standard">
      <style:paragraph-properties fo:margin-top="0in" fo:margin-bottom="0in" loext:contextual-spacing="false" fo:text-align="justify" style:justify-single-word="false"/>
      <style:text-properties fo:color="#000000" style:font-name="Arial" fo:font-size="12pt" fo:font-style="italic" fo:font-weight="normal" style:font-name-asian="Arial1" style:font-size-asian="12pt" style:font-style-asian="italic" style:font-weight-asian="normal" style:font-name-complex="Arial1" style:font-size-complex="12pt"/>
    </style:style>
    <style:style style:name="P40" style:family="paragraph" style:parent-style-name="Standard">
      <style:paragraph-properties fo:margin-top="0in" fo:margin-bottom="0in" loext:contextual-spacing="false" fo:text-align="justify" style:justify-single-word="false"/>
      <style:text-properties fo:color="#000000" fo:font-size="14pt" fo:font-weight="bold" style:font-size-asian="14pt" style:font-weight-asian="bold" style:font-size-complex="14pt"/>
    </style:style>
    <style:style style:name="P41"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42" style:family="paragraph" style:parent-style-name="Standard">
      <style:paragraph-properties fo:margin-top="0in" fo:margin-bottom="0in" loext:contextual-spacing="false" fo:text-align="justify" style:justify-single-word="false"/>
      <style:text-properties fo:font-weight="bold" style:font-weight-asian="bold"/>
    </style:style>
    <style:style style:name="P43" style:family="paragraph" style:parent-style-name="Standard">
      <style:paragraph-properties fo:margin-top="0in" fo:margin-bottom="0in" loext:contextual-spacing="false" fo:text-align="justify" style:justify-single-word="false" fo:break-before="page"/>
      <style:text-properties style:font-name="Arial" fo:font-style="italic" style:font-name-asian="Arial1" style:font-style-asian="italic" style:font-name-complex="Arial1"/>
    </style:style>
    <style:style style:name="P44" style:family="paragraph" style:parent-style-name="Standard">
      <style:paragraph-properties fo:margin-top="0in" fo:margin-bottom="0in" loext:contextual-spacing="false" fo:text-align="justify" style:justify-single-word="false" fo:break-before="page"/>
    </style:style>
    <style:style style:name="P45" style:family="paragraph" style:parent-style-name="Standard">
      <style:paragraph-properties fo:margin-top="0in" fo:margin-bottom="0in" loext:contextual-spacing="false" fo:text-align="justify" style:justify-single-word="false" fo:break-before="page"/>
      <style:text-properties fo:font-style="italic" style:font-style-asian="italic"/>
    </style:style>
    <style:style style:name="P46" style:family="paragraph" style:parent-style-name="Standard">
      <style:paragraph-properties fo:margin-top="0.028in" fo:margin-bottom="0.028in" loext:contextual-spacing="false" fo:line-height="100%" fo:text-align="justify" style:justify-single-word="false"/>
      <style:text-properties style:font-name="Arial" fo:font-style="italic" fo:font-weight="bold" style:font-name-asian="Arial1" style:font-style-asian="italic" style:font-weight-asian="bold" style:font-name-complex="Arial1"/>
    </style:style>
    <style:style style:name="P47" style:family="paragraph" style:parent-style-name="Standard">
      <style:paragraph-properties fo:margin-top="0.028in" fo:margin-bottom="0.028in" loext:contextual-spacing="false" fo:line-height="100%" fo:text-align="justify" style:justify-single-word="false"/>
      <style:text-properties style:font-name="Arial" fo:font-style="italic" style:font-name-asian="Arial1" style:font-style-asian="italic" style:font-name-complex="Arial1"/>
    </style:style>
    <style:style style:name="P48" style:family="paragraph" style:parent-style-name="Heading_20_3">
      <style:paragraph-properties fo:margin-left="0in" fo:margin-right="0in" fo:margin-top="0.1665in" fo:margin-bottom="0.1665in" loext:contextual-spacing="false" fo:text-align="justify" style:justify-single-word="false" fo:text-indent="0.5in" style:auto-text-indent="false"/>
    </style:style>
    <style:style style:name="P49"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Arial" fo:font-style="italic" style:font-name-asian="Arial1" style:font-style-asian="italic" style:font-name-complex="Arial1"/>
    </style:style>
    <style:style style:name="P5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text-underline-style="none" fo:font-weight="bold" style:font-weight-asian="bold"/>
    </style:style>
    <style:style style:name="P51"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P52"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53"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P54"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55" style:family="paragraph" style:parent-style-name="Standard">
      <style:paragraph-properties fo:margin-left="1in" fo:margin-right="0in" fo:margin-top="0in" fo:margin-bottom="0in" loext:contextual-spacing="false" fo:text-align="justify" style:justify-single-word="false" fo:text-indent="0in" style:auto-text-indent="false"/>
      <style:text-properties fo:color="#000000" style:font-name="Arial" fo:font-size="11pt" fo:font-style="italic" fo:font-weight="bold" style:font-name-asian="Arial1" style:font-size-asian="11pt" style:font-style-asian="italic" style:font-weight-asian="bold" style:font-name-complex="Arial1" style:font-size-complex="11pt"/>
    </style:style>
    <style:style style:name="P56" style:family="paragraph" style:parent-style-name="Standard">
      <style:paragraph-properties fo:margin-left="1in" fo:margin-right="0in" fo:margin-top="0in" fo:margin-bottom="0in" loext:contextual-spacing="false" fo:text-align="justify" style:justify-single-word="false" fo:text-indent="0in" style:auto-text-indent="false"/>
      <style:text-properties style:font-name="Arial" fo:font-size="11pt" fo:font-style="italic" style:font-name-asian="Arial1" style:font-size-asian="11pt" style:font-style-asian="italic" style:font-name-complex="Arial1" style:font-size-complex="11pt"/>
    </style:style>
    <style:style style:name="P57" style:family="paragraph" style:parent-style-name="Heading_20_3">
      <style:paragraph-properties fo:margin-left="1in" fo:margin-right="0in" fo:margin-top="0.0083in" fo:margin-bottom="0.0083in" loext:contextual-spacing="false" fo:line-height="100%" fo:text-align="justify" style:justify-single-word="false" fo:text-indent="0in" style:auto-text-indent="false"/>
      <style:text-properties style:font-name="Arial" fo:font-size="11pt" fo:font-style="italic" fo:font-weight="normal" style:font-name-asian="Arial1" style:font-size-asian="11pt" style:font-style-asian="italic" style:font-weight-asian="normal" style:font-name-complex="Arial1" style:font-size-complex="11pt"/>
    </style:style>
    <style:style style:name="P58"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59" style:family="paragraph" style:parent-style-name="Standard">
      <style:paragraph-properties fo:margin-left="0.5in" fo:margin-right="0in" fo:margin-top="0in" fo:margin-bottom="0in" loext:contextual-spacing="false" fo:text-align="justify" style:justify-single-word="false" fo:text-indent="0.5in" style:auto-text-indent="false"/>
      <style:text-properties style:font-name="Arial" fo:font-size="11pt" fo:font-style="italic" style:font-name-asian="Arial1" style:font-size-asian="11pt" style:font-style-asian="italic" style:font-name-complex="Arial1" style:font-size-complex="11pt"/>
    </style:style>
    <style:style style:name="P60"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5in" style:auto-text-indent="false" fo:padding="0in" fo:border="none" fo:keep-with-next="auto"/>
    </style:style>
    <style:style style:name="P61"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62" style:family="paragraph" style:parent-style-name="Standard">
      <style:paragraph-properties fo:margin-left="1in" fo:margin-right="0in" fo:margin-top="0in" fo:margin-bottom="0in" loext:contextual-spacing="false" fo:text-align="justify" style:justify-single-word="false" fo:text-indent="0.5in" style:auto-text-indent="false"/>
      <style:text-properties style:font-name="Arial" fo:font-size="11pt" fo:font-style="italic" style:font-name-asian="Arial1" style:font-size-asian="11pt" style:font-style-asian="italic" style:font-name-complex="Arial1" style:font-size-complex="11pt"/>
    </style:style>
    <style:style style:name="P63" style:family="paragraph" style:parent-style-name="Standard">
      <style:paragraph-properties fo:margin-left="1in" fo:margin-right="0in" fo:margin-top="0in" fo:margin-bottom="0in" loext:contextual-spacing="false" fo:text-align="justify" style:justify-single-word="false" fo:text-indent="0.5in" style:auto-text-indent="false"/>
      <style:text-properties fo:font-weight="bold" style:font-weight-asian="bold"/>
    </style:style>
    <style:style style:name="P64"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5in" style:auto-text-indent="false" fo:padding="0in" fo:border="none" fo:keep-with-next="auto"/>
    </style:style>
    <style:style style:name="P65"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5in" style:auto-text-indent="false" fo:padding="0in" fo:border="none" fo:keep-with-next="auto"/>
      <style:text-properties style:font-name="Arial" fo:font-size="11pt" fo:font-style="italic" style:font-name-asian="Arial1" style:font-size-asian="11pt" style:font-style-asian="italic" style:font-name-complex="Arial1" style:font-size-complex="11pt"/>
    </style:style>
    <style:style style:name="P66"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67"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P68"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text-underline-style="none" fo:font-weight="bold" style:font-weight-asian="bold"/>
    </style:style>
    <style:style style:name="P69" style:family="paragraph" style:parent-style-name="Heading_20_3">
      <style:paragraph-properties fo:margin-left="1in" fo:margin-right="0in" fo:margin-top="0in" fo:margin-bottom="0.1665in" loext:contextual-spacing="false" fo:line-height="100%" fo:text-align="justify" style:justify-single-word="false" fo:text-indent="0.5in" style:auto-text-indent="false"/>
      <style:text-properties style:font-name="Arial" fo:font-size="11pt" fo:font-style="italic" fo:font-weight="normal" style:font-name-asian="Arial1" style:font-size-asian="11pt" style:font-style-asian="italic" style:font-weight-asian="normal" style:font-name-complex="Arial1" style:font-size-complex="11pt"/>
    </style:style>
    <style:style style:name="P7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Arial" fo:font-size="11pt" fo:font-style="italic" fo:font-weight="bold" style:font-name-asian="Arial1" style:font-size-asian="11pt" style:font-style-asian="italic" style:font-weight-asian="bold" style:font-name-complex="Arial1" style:font-size-complex="11pt"/>
    </style:style>
    <style:style style:name="P71"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72"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weight="bold" style:font-weight-asian="bold"/>
    </style:style>
    <style:style style:name="P73"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1pt" fo:font-style="italic" style:font-name-asian="Arial1" style:font-size-asian="11pt" style:font-style-asian="italic" style:font-name-complex="Arial1" style:font-size-complex="11pt"/>
    </style:style>
    <style:style style:name="P74"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1pt" fo:font-weight="bold" style:font-name-asian="Arial1" style:font-size-asian="11pt" style:font-weight-asian="bold" style:font-name-complex="Arial1" style:font-size-complex="11pt"/>
    </style:style>
    <style:style style:name="P75"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P76" style:family="paragraph" style:parent-style-name="Standard">
      <style:paragraph-properties fo:margin-left="0.5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tyle="italic" style:text-underline-style="none" style:font-name-asian="Arial1" style:font-style-asian="italic" style:font-name-complex="Arial1"/>
    </style:style>
    <style:style style:name="P77" style:family="paragraph" style:parent-style-name="Standard">
      <style:paragraph-properties fo:margin-left="0.3126in" fo:margin-right="0in" fo:margin-top="0in" fo:margin-bottom="0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5pt" fo:font-style="italic" style:text-underline-style="none" fo:font-weight="bold" style:font-name-asian="Arial1" style:font-size-asian="10.5pt" style:font-style-asian="italic" style:font-weight-asian="bold" style:font-name-complex="Arial1" style:font-size-complex="10.5pt"/>
    </style:style>
    <style:style style:name="P78" style:family="paragraph" style:parent-style-name="Heading_20_3">
      <style:paragraph-properties fo:margin-top="0.1665in" fo:margin-bottom="0.1665in" loext:contextual-spacing="false" fo:text-align="justify" style:justify-single-word="false"/>
    </style:style>
    <style:style style:name="P79" style:family="paragraph" style:parent-style-name="Heading_20_1">
      <style:paragraph-properties fo:margin-top="0.3335in" fo:margin-bottom="0.1665in" loext:contextual-spacing="false" fo:text-align="justify" style:justify-single-word="false"/>
      <style:text-properties fo:font-style="italic" style:font-style-asian="italic"/>
    </style:style>
    <style:style style:name="P80" style:family="paragraph" style:parent-style-name="Heading_20_1">
      <style:paragraph-properties fo:margin-top="0.3335in" fo:margin-bottom="0.1665in" loext:contextual-spacing="false" fo:line-height="100%" fo:text-align="justify" style:justify-single-word="false"/>
    </style:style>
    <style:style style:name="P81" style:family="paragraph" style:parent-style-name="Heading_20_1">
      <style:paragraph-properties fo:margin-top="0.3335in" fo:margin-bottom="0.1665in" loext:contextual-spacing="false" fo:text-align="justify" style:justify-single-word="false"/>
      <style:text-properties style:font-name="Arial" fo:font-size="14pt" style:font-name-asian="Arial1" style:font-size-asian="14pt" style:font-name-complex="Arial1" style:font-size-complex="14pt"/>
    </style:style>
    <style:style style:name="P82" style:family="paragraph" style:parent-style-name="Heading_20_1">
      <style:paragraph-properties fo:margin-top="0.3335in" fo:margin-bottom="0.1665in" loext:contextual-spacing="false" fo:text-align="justify" style:justify-single-word="false"/>
      <style:text-properties fo:font-size="14pt" style:font-size-asian="14pt" style:font-size-complex="14pt"/>
    </style:style>
    <style:style style:name="P83" style:family="paragraph" style:parent-style-name="Heading_20_1">
      <style:paragraph-properties fo:margin-top="0.3335in" fo:margin-bottom="0.1665in" loext:contextual-spacing="false" fo:text-align="justify" style:justify-single-word="false" fo:break-before="page"/>
    </style:style>
    <style:style style:name="P84" style:family="paragraph" style:parent-style-name="Standard">
      <style:paragraph-properties fo:margin-left="0.25in" fo:margin-right="0in" fo:margin-top="0.0417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25in"/>
          <style:tab-stop style:position="6.5in" style:type="right"/>
        </style:tab-stops>
      </style:paragraph-properties>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85" style:family="paragraph" style:parent-style-name="Standard">
      <style:paragraph-properties fo:margin-left="0in" fo:margin-right="0in" fo:margin-top="0in" fo:margin-bottom="0in" loext:contextual-spacing="false" fo:text-align="justify" style:justify-single-word="false" fo:text-indent="0.1252in" style:auto-text-indent="false"/>
      <style:text-properties style:font-name="Arial" fo:font-size="11pt" fo:font-style="italic" style:font-name-asian="Arial1" style:font-size-asian="11pt" style:font-style-asian="italic" style:font-name-complex="Arial1" style:font-size-complex="11pt"/>
    </style:style>
    <style:style style:name="P86" style:family="paragraph" style:parent-style-name="Standard">
      <style:paragraph-properties fo:margin-left="1.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87" style:family="paragraph" style:parent-style-name="Standard">
      <style:paragraph-properties fo:margin-left="1.5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P88" style:family="paragraph" style:parent-style-name="Title">
      <style:paragraph-properties fo:margin-top="0.3335in" fo:margin-bottom="0.5in" loext:contextual-spacing="false" fo:line-height="100%" fo:text-align="end" style:justify-single-word="false"/>
      <style:text-properties style:text-position="0% 100%" fo:font-style="italic" style:font-style-asian="italic"/>
    </style:style>
    <style:style style:name="P89" style:family="paragraph" style:parent-style-name="Title">
      <style:paragraph-properties fo:margin-top="0.3335in" fo:margin-bottom="0.278in" loext:contextual-spacing="false" fo:line-height="100%" fo:text-align="end" style:justify-single-word="false"/>
      <style:text-properties style:text-position="0% 100%" fo:font-style="italic" style:font-style-asian="italic"/>
    </style:style>
    <style:style style:name="P90" style:family="paragraph" style:parent-style-name="Standard" style:master-pag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style:page-number="1" fo:padding-left="0in" fo:padding-right="0in" fo:padding-top="0.0138in" fo:padding-bottom="0in" fo:border-left="none" fo:border-right="none" fo:border-top="4.51pt solid #000001" fo:border-bottom="none" fo:keep-with-next="auto"/>
      <style:text-properties fo:font-variant="normal" fo:text-transform="none" fo:color="#000000" style:text-line-through-style="none" style:text-line-through-type="none" style:text-position="0% 100%"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91" style:family="paragraph" style:parent-style-name="Standard" style:list-style-name="WWNum3">
      <style:paragraph-properties fo:margin-left="1.5in" fo:margin-right="0in" fo:margin-top="0in" fo:margin-bottom="0in" loext:contextual-spacing="false" fo:line-height="100%"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text-underline-style="none" fo:font-weight="bold" style:font-weight-asian="bold"/>
    </style:style>
    <style:style style:name="P92"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text-properties fo:color="#000000" fo:font-weight="bold" style:font-weight-asian="bold"/>
    </style:style>
    <style:style style:name="P93"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text-properties style:font-name="Arial" fo:font-size="11pt" fo:font-style="italic" fo:font-weight="bold" style:font-name-asian="Arial1" style:font-size-asian="11pt" style:font-style-asian="italic" style:font-weight-asian="bold" style:font-name-complex="Arial1" style:font-size-complex="11pt"/>
    </style:style>
    <style:style style:name="P94" style:family="paragraph" style:parent-style-name="Standard" style:list-style-name="WWNum7">
      <style:paragraph-properties fo:margin-left="0.5in" fo:margin-right="0in" fo:margin-top="0in" fo:margin-bottom="0in" loext:contextual-spacing="false" fo:text-align="justify" style:justify-single-word="false" fo:text-indent="-0.25in" style:auto-text-indent="false"/>
      <style:text-properties fo:font-style="italic" fo:font-weight="bold" style:font-style-asian="italic" style:font-weight-asian="bold"/>
    </style:style>
    <style:style style:name="P95" style:family="paragraph" style:parent-style-name="Standard" style:list-style-name="WWNum7">
      <style:paragraph-properties fo:margin-left="0.5in" fo:margin-right="0in" fo:margin-top="0in" fo:margin-bottom="0in" loext:contextual-spacing="false" fo:text-align="justify" style:justify-single-word="false" fo:text-indent="-0.25in" style:auto-text-indent="false"/>
      <style:text-properties fo:font-weight="bold" style:font-weight-asian="bold"/>
    </style:style>
    <style:style style:name="P96"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97" style:family="paragraph" style:parent-style-name="Standard" style:list-style-name="WWNum6">
      <style:paragraph-properties fo:margin-left="0.5626in" fo:margin-right="0in" fo:margin-top="0in" fo:margin-bottom="0in" loext:contextual-spacing="false" fo:text-align="justify" style:justify-single-word="false" fo:text-indent="-0.5626in" style:auto-text-indent="false"/>
      <style:text-properties fo:font-weight="bold" style:font-weight-asian="bold"/>
    </style:style>
    <style:style style:name="P98" style:family="paragraph" style:parent-style-name="Standard" style:list-style-name="WWNum8">
      <style:paragraph-properties fo:margin-left="1in" fo:margin-right="0in" fo:margin-top="0in" fo:margin-bottom="0in" loext:contextual-spacing="false" fo:text-align="justify" style:justify-single-word="false" fo:text-indent="-0.25in" style:auto-text-indent="false"/>
      <style:text-properties fo:color="#000000" fo:font-weight="bold" style:font-weight-asian="bold"/>
    </style:style>
    <style:style style:name="P99" style:family="paragraph" style:parent-style-name="Standard" style:list-style-name="WWNum9">
      <style:paragraph-properties fo:margin-left="1in" fo:margin-right="0in" fo:margin-top="0in" fo:margin-bottom="0in" loext:contextual-spacing="false" fo:text-align="justify" style:justify-single-word="false" fo:text-indent="-0.25in" style:auto-text-indent="false"/>
      <style:text-properties fo:font-weight="bold" style:font-weight-asian="bold"/>
    </style:style>
    <style:style style:name="P100" style:family="paragraph" style:parent-style-name="Standard" style:list-style-name="WWNum10">
      <style:paragraph-properties fo:margin-left="1in" fo:margin-right="0in" fo:margin-top="0in" fo:margin-bottom="0in" loext:contextual-spacing="false" fo:text-align="justify" style:justify-single-word="false" fo:text-indent="-0.25in" style:auto-text-indent="false"/>
      <style:text-properties fo:font-weight="bold" style:font-weight-asian="bold"/>
    </style:style>
    <style:style style:name="P101" style:family="paragraph" style:parent-style-name="Standard" style:list-style-name="WWNum9">
      <style:paragraph-properties fo:margin-left="1in" fo:margin-right="0in" fo:margin-top="0in" fo:margin-bottom="0in" loext:contextual-spacing="false" fo:text-align="justify" style:justify-single-word="false" fo:text-indent="-0.25in" style:auto-text-indent="false"/>
      <style:text-properties style:font-name="Arial" fo:font-size="11pt" fo:font-weight="bold" style:font-name-asian="Arial1" style:font-size-asian="11pt" style:font-weight-asian="bold" style:font-name-complex="Arial1" style:font-size-complex="11pt"/>
    </style:style>
    <style:style style:name="P102" style:family="paragraph" style:parent-style-name="Standard" style:list-style-name="WWNum9">
      <style:paragraph-properties fo:margin-left="1in" fo:margin-right="0in" fo:margin-top="0in" fo:margin-bottom="0in" loext:contextual-spacing="false" fo:text-align="justify" style:justify-single-word="false" fo:text-indent="-0.25in" style:auto-text-indent="false"/>
      <style:text-properties style:font-name="Arial" fo:font-size="11pt" fo:font-style="italic" style:font-name-asian="Arial1" style:font-size-asian="11pt" style:font-style-asian="italic" style:font-name-complex="Arial1" style:font-size-complex="11pt"/>
    </style:style>
    <style:style style:name="P103" style:family="paragraph" style:parent-style-name="Heading_20_2" style:list-style-name="WWNum12">
      <style:paragraph-properties fo:margin-left="0in" fo:margin-right="0in" fo:margin-top="0.1945in" fo:margin-bottom="0.1945in" loext:contextual-spacing="false" fo:text-align="justify" style:justify-single-word="false" fo:text-indent="0in" style:auto-text-indent="false"/>
      <style:text-properties style:font-name="Arial" style:font-name-asian="Arial1" style:font-name-complex="Arial1"/>
    </style:style>
    <style:style style:name="P104" style:family="paragraph" style:parent-style-name="Heading_20_2" style:list-style-name="WWNum11">
      <style:paragraph-properties fo:margin-left="-0.1252in" fo:margin-right="0in" fo:margin-top="0.1945in" fo:margin-bottom="0.1945in" loext:contextual-spacing="true" fo:text-align="justify" style:justify-single-word="false" fo:text-indent="-0.1252in" style:auto-text-indent="false"/>
    </style:style>
    <style:style style:name="P105" style:family="paragraph" style:parent-style-name="Heading_20_2" style:list-style-name="WWNum11">
      <style:paragraph-properties fo:margin-left="-0.1252in" fo:margin-right="0in" fo:text-align="justify" style:justify-single-word="false" fo:text-indent="0in" style:auto-text-indent="false"/>
    </style:style>
    <style:style style:name="P106" style:family="paragraph" style:parent-style-name="Heading_20_3" style:list-style-name="WWNum1">
      <style:paragraph-properties fo:margin-left="1in" fo:margin-right="0in" fo:margin-top="0.1665in" fo:margin-bottom="0.1665in" loext:contextual-spacing="true" fo:text-align="justify" style:justify-single-word="false" fo:text-indent="-0.25in" style:auto-text-indent="false"/>
    </style:style>
    <style:style style:name="P107" style:family="paragraph" style:parent-style-name="Heading_20_3" style:list-style-name="WWNum2">
      <style:paragraph-properties fo:margin-left="1in" fo:margin-right="0in" fo:margin-top="0.1665in" fo:margin-bottom="0.1665in" loext:contextual-spacing="true" fo:text-align="justify" style:justify-single-word="false" fo:text-indent="-0.25in" style:auto-text-indent="false" fo:break-before="page"/>
    </style:style>
    <style:style style:name="P108" style:family="paragraph" style:parent-style-name="Heading_20_3" style:list-style-name="WWNum1">
      <style:paragraph-properties fo:margin-left="1in" fo:margin-right="0in" fo:text-align="justify" style:justify-single-word="false" fo:text-indent="-0.25in" style:auto-text-indent="false"/>
    </style:style>
    <style:style style:name="P109" style:family="paragraph" style:parent-style-name="Heading_20_1" style:master-page-name="Converted1">
      <style:paragraph-properties fo:margin-left="0in" fo:margin-right="0in" fo:margin-top="0in" fo:margin-bottom="0in" loext:contextual-spacing="false" fo:text-align="justify" style:justify-single-word="false" fo:text-indent="0.5in" style:auto-text-indent="false" style:page-number="auto" fo:break-before="page"/>
      <style:text-properties style:font-name="Arial" style:font-name-asian="Arial1" style:font-name-complex="Arial1"/>
    </style:style>
    <style:style style:name="T1"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T2"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T3"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style:text-underline-style="none" fo:font-weight="bold" style:font-name-asian="Arial1" style:font-size-asian="11pt"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text-underline-style="none" fo:font-weight="bold" style:font-weight-asian="bold"/>
    </style:style>
    <style:style style:name="T9" style:family="text">
      <style:text-properties fo:font-variant="normal" fo:text-transform="none" fo:color="#40404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T10" style:family="text">
      <style:text-properties fo:font-size="10pt" fo:font-style="italic" fo:font-weight="bold" style:font-size-asian="10pt" style:font-style-asian="italic" style:font-weight-asian="bold" style:font-size-complex="10pt"/>
    </style:style>
    <style:style style:name="T11" style:family="text">
      <style:text-properties style:font-name="Arial" fo:font-style="italic" fo:font-weight="bold" style:font-name-asian="Arial1" style:font-style-asian="italic" style:font-weight-asian="bold" style:font-name-complex="Arial1"/>
    </style:style>
    <style:style style:name="T12" style:family="text">
      <style:text-properties style:font-name="Arial" fo:font-style="italic" style:font-name-asian="Arial1" style:font-style-asian="italic" style:font-name-complex="Arial1"/>
    </style:style>
    <style:style style:name="T13" style:family="text">
      <style:text-properties style:font-name="Arial" fo:font-size="11pt" fo:font-style="italic" style:font-name-asian="Arial1" style:font-size-asian="11pt" style:font-style-asian="italic" style:font-name-complex="Arial1" style:font-size-complex="11pt"/>
    </style:style>
    <style:style style:name="T14" style:family="text">
      <style:text-properties style:font-name="Arial" fo:font-size="11pt" fo:font-style="italic" fo:font-weight="normal" style:font-name-asian="Arial1" style:font-size-asian="11pt" style:font-style-asian="italic" style:font-weight-asian="normal" style:font-name-complex="Arial1" style:font-size-complex="11pt"/>
    </style:style>
    <style:style style:name="T15" style:family="text">
      <style:text-properties style:font-name="Arial" fo:font-size="11pt" fo:font-style="italic" fo:font-weight="bold" style:font-name-asian="Arial1" style:font-size-asian="11pt" style:font-style-asian="italic" style:font-weight-asian="bold" style:font-name-complex="Arial1" style:font-size-complex="11pt"/>
    </style:style>
    <style:style style:name="T16" style:family="text">
      <style:text-properties style:font-name="Arial" fo:font-size="11pt" fo:font-weight="bold" style:font-name-asian="Arial1" style:font-size-asian="11pt" style:font-weight-asian="bold" style:font-name-complex="Arial1" style:font-size-complex="11pt"/>
    </style:style>
    <style:style style:name="T17" style:family="text">
      <style:text-properties fo:font-style="italic" fo:font-weight="normal" style:font-style-asian="italic" style:font-weight-asian="normal"/>
    </style:style>
    <style:style style:name="T18" style:family="text">
      <style:text-properties fo:font-weight="normal" style:font-weight-asian="normal"/>
    </style:style>
    <style:style style:name="T19" style:family="text">
      <style:text-properties fo:color="#000000" style:font-name="Arial" fo:font-size="11pt" fo:font-style="italic" style:font-name-asian="Arial1" style:font-size-asian="11pt" style:font-style-asian="italic" style:font-name-complex="Arial1" style:font-size-complex="11pt"/>
    </style:style>
    <style:style style:name="T20" style:family="text">
      <style:text-properties fo:font-weight="bold" style:font-weight-asian="bold"/>
    </style:style>
    <style:style style:name="T21" style:family="text">
      <style:text-properties officeooo:rsid="0020c1f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88"><text:bookmark text:name="_pqb3ui5rzup7"/>Software Requirements Specification</text:p>
      <text:p text:style-name="P89"><text:bookmark text:name="_pqb3ui5rzup71"/>for</text:p>
      <text:p text:style-name="P88"><text:bookmark text:name="_pqb3ui5rzup72"/>Award Management System</text:p>
      <text:p text:style-name="P21">Version 1.0 approved</text:p>
      <text:p text:style-name="P22">Prepared by,<text:line-break/> Aneri Modi,<text:line-break/><text:span text:style-name="T21">Amit Jesani,<text:line-break/>Atish Vaghani,<text:line-break/> Chandni Thakkar,<text:line-break/>Andlibmehndi Naqvi,<text:line-break/>Narain Ratanchandani,<text:line-break/></text:span><text:line-break/><text:line-break/><text:span text:style-name="T21"><text:line-break/><text:line-break/></text:span></text:p>
      <text:p text:style-name="P21">Gateway Technolabs Pvt. Ltd.</text:p>
      <text:p text:style-name="P21"><text:soft-page-break/>23/02/2018</text:p>
      <text:section text:style-name="Sect1" text:name="TextSection">
        <text:p text:style-name="P23"><text:bookmark text:name="_gjdgxs"/>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84">Table of Contents<text:tab/>ii</text:p>
            <text:p text:style-name="P84">Revision History<text:tab/>ii</text:p>
            <text:p text:style-name="P84">1.<text:tab/>Introduction<text:tab/>1</text:p>
            <text:p text:style-name="P27">1.1<text:tab/>Purpose<text:tab/>1</text:p>
            <text:p text:style-name="P27">1.2<text:tab/>Document Conventions<text:tab/>1</text:p>
            <text:p text:style-name="P27">1.3<text:tab/>Intended Audience and Reading Suggestions<text:tab/>1</text:p>
            <text:p text:style-name="P27">1.4<text:tab/>Product Scope<text:tab/>1</text:p>
            <text:p text:style-name="P27">1.5<text:tab/>References<text:tab/>1</text:p>
            <text:p text:style-name="P84">2.<text:tab/>Overall Description<text:tab/>2</text:p>
            <text:p text:style-name="P27">2.1<text:tab/>Product Perspective<text:tab/>2</text:p>
            <text:p text:style-name="P27">2.2<text:tab/>Product Functions<text:tab/>2</text:p>
            <text:p text:style-name="P27">2.3<text:tab/>User Classes and Characteristics<text:tab/>2</text:p>
            <text:p text:style-name="P27">2.4<text:tab/>Operating Environment<text:tab/>2</text:p>
            <text:p text:style-name="P27">2.5<text:tab/>Design and Implementation Constraints<text:tab/>2</text:p>
            <text:p text:style-name="P9">3. <text:s/>External Interface Requirements<text:tab/>3</text:p>
            <text:p text:style-name="P3"><text:span text:style-name="T13"><text:s text:c="4"/></text:span><text:span text:style-name="T4">3.</text:span><text:span text:style-name="T13">1</text:span><text:span text:style-name="T4"><text:tab/>Hardware Interfaces<text:tab/>3</text:span></text:p>
            <text:p text:style-name="P26"><text:span text:style-name="T4">3.</text:span><text:span text:style-name="T13">2</text:span><text:span text:style-name="T4"><text:tab/>Software Interfaces<text:tab/>3</text:span></text:p>
            <text:p text:style-name="P3"><text:span text:style-name="T3">4.</text:span><text:span text:style-name="T11"> <text:s/></text:span><text:span text:style-name="T3">System Features<text:tab/>4</text:span></text:p>
            <text:p text:style-name="P27">4.1<text:tab/>System Feature 1<text:tab/>4</text:p>
            <text:p text:style-name="P27">4.2<text:tab/>System Feature 2 (and so on)<text:tab/>4</text:p>
            <text:p text:style-name="P84">5.<text:tab/>Other Nonfunctional Requirements<text:tab/>4</text:p>
            <text:p text:style-name="P27">5.1<text:tab/>Non-Functional Requirements<text:tab/>4</text:p>
            <text:p text:style-name="P27"/>
          </text:index-body>
        </text:table-of-content>
        <text:p text:style-name="P27"/>
        <text:p text:style-name="P29"/>
        <text:p text:style-name="P24"><text:bookmark text:name="_30j0zll"/>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Name</text:p>
            </table:table-cell>
            <table:table-cell table:style-name="Table1.B1" office:value-type="string">
              <text:p text:style-name="P46">Date</text:p>
            </table:table-cell>
            <table:table-cell table:style-name="Table1.B1" office:value-type="string">
              <text:p text:style-name="P46">Reason For Changes</text:p>
            </table:table-cell>
            <table:table-cell table:style-name="Table1.D1" office:value-type="string">
              <text:p text:style-name="P46">Version</text:p>
            </table:table-cell>
          </table:table-row>
          <table:table-row table:style-name="Table1.1">
            <table:table-cell table:style-name="Table1.A2" office:value-type="string">
              <text:p text:style-name="P46"/>
            </table:table-cell>
            <table:table-cell table:style-name="Table1.B2" office:value-type="string">
              <text:p text:style-name="P47"/>
            </table:table-cell>
            <table:table-cell table:style-name="Table1.B2" office:value-type="string">
              <text:p text:style-name="P47"/>
            </table:table-cell>
            <table:table-cell table:style-name="Table1.D2" office:value-type="string">
              <text:p text:style-name="P47"/>
            </table:table-cell>
          </table:table-row>
          <table:table-row table:style-name="Table1.1">
            <table:table-cell table:style-name="Table1.A3" office:value-type="string">
              <text:p text:style-name="P47"/>
            </table:table-cell>
            <table:table-cell table:style-name="Table1.B3" office:value-type="string">
              <text:p text:style-name="P47"/>
            </table:table-cell>
            <table:table-cell table:style-name="Table1.B3" office:value-type="string">
              <text:p text:style-name="P47"/>
            </table:table-cell>
            <table:table-cell table:style-name="Table1.D3" office:value-type="string">
              <text:p text:style-name="P47"/>
            </table:table-cell>
          </table:table-row>
        </table:table>
        <text:p text:style-name="P29"/>
        <text:p text:style-name="P29"/>
      </text:section>
      <text:p text:style-name="P109"><text:bookmark text:name="_1fob9te"/>Introduction</text:p>
      <text:list xml:id="list1204212910" text:style-name="WWNum12">
        <text:list-item>
          <text:list>
            <text:list-item>
              <text:p text:style-name="P103"><text:bookmark text:name="_3znysh7"/>Purpose </text:p>
            </text:list-item>
          </text:list>
        </text:list-item>
      </text:list>
      <text:p text:style-name="P5">An Award Management System which can be used for any organization for their award management process which cover all aspects starting from creating award, filtering application forms for awards, managing forms and end-to-end award evaluation process.</text:p>
      <text:list xml:id="list105207135469274" text:continue-numbering="true" text:style-name="WWNum12">
        <text:list-item>
          <text:list>
            <text:list-item>
              <text:p text:style-name="P103"><text:bookmark text:name="_2et92p0"/>Document Conventions</text:p>
            </text:list-item>
          </text:list>
        </text:list-item>
      </text:list>
      <text:p text:style-name="P5">The document is written in “Arial” font size 12. The Sub headings are written in “Times” 14 and headings are written in “Times” 18.</text:p>
      <text:list xml:id="list105207372330035" text:continue-numbering="true" text:style-name="WWNum12">
        <text:list-item>
          <text:list>
            <text:list-item>
              <text:p text:style-name="P103"><text:bookmark text:name="_tyjcwt"/>Intended Audience and Reading Suggestions</text:p>
            </text:list-item>
          </text:list>
        </text:list-item>
      </text:list>
      <text:p text:style-name="P5">The audience would be the employees of the company. The employees would include the chairman, jury members, assessors and the people who apply for the award.The documentation would be read by the Project Manager, HR team and Mentor.</text:p>
      <text:list xml:id="list105207464180116" text:continue-numbering="true" text:style-name="WWNum12">
        <text:list-item>
          <text:list>
            <text:list-item>
              <text:p text:style-name="P103"><text:bookmark text:name="_3dy6vkm"/>Product Scope</text:p>
            </text:list-item>
          </text:list>
        </text:list-item>
      </text:list>
      <text:p text:style-name="P5">The Award Management System is made to facilitate the users. The employee can directly apply for the award through the system. The result will be declared to him on his dashboard and He will get the opportunity to select his choice of category as well. There will be less paperwork ,system would be transparent and secured as one would not be able to see the track record of another person. It will be much easier for the chairman and jury members to judge by looking at the past records of the employees.</text:p>
      <text:list xml:id="list105207399968106" text:continue-numbering="true" text:style-name="WWNum12">
        <text:list-item>
          <text:list>
            <text:list-item>
              <text:p text:style-name="P103"><text:bookmark text:name="_1t3h5sf"/>References</text:p>
            </text:list-item>
          </text:list>
        </text:list-item>
      </text:list>
      <text:p text:style-name="P5">The system requirements document was made according to the IEEE format</text:p>
      <text:p text:style-name="P11"/>
      <text:p text:style-name="P11"/>
      <text:p text:style-name="P11"/>
      <text:p text:style-name="P79"><text:bookmark text:name="_tlbiwoz6u3jp"/></text:p>
      <text:p text:style-name="P83"><text:bookmark text:name="_1guql39qcmku"/>Overall Description</text:p>
      <text:list xml:id="list624043520" text:style-name="WWNum11">
        <text:list-item>
          <text:p text:style-name="P104"><text:bookmark text:name="_50n4pbr7fuv6"/>Product Perspective</text:p>
        </text:list-item>
      </text:list>
      <text:p text:style-name="P31">This product is a new self contained product. The main users are the employee which includes the jury members, chairman, assessor, admin and the applicants.</text:p>
      <text:p text:style-name="P31"/>
      <text:p text:style-name="P31">Major modules are:-</text:p>
      <text:p text:style-name="P31"><text:tab/>1. Manage awards</text:p>
      <text:p text:style-name="P31"><text:tab/>2. Manage application for awards</text:p>
      <text:p text:style-name="P31"><text:tab/>3. Manage application -Question Answer forms</text:p>
      <text:p text:style-name="P31"><text:tab/>4. Award registration process</text:p>
      <text:list xml:id="list105207797073844" text:continue-numbering="true" text:style-name="WWNum11">
        <text:list-item>
          <text:p text:style-name="P105"><text:bookmark text:name="_2460vv4emuqr"/>Product Functions</text:p>
        </text:list-item>
      </text:list>
      <text:p text:style-name="P41">The product functionalities are divided into 5 users:- Applicants, Assessors, Jury Members,</text:p>
      <text:p text:style-name="P30"><text:tab/>Chairman and Admin.</text:p>
      <text:p text:style-name="P30"><text:s/></text:p>
      <text:p text:style-name="P36">2.2.1 <text:s text:c="3"/>Applicant </text:p>
      <text:list xml:id="list64432734" text:style-name="WWNum1">
        <text:list-item>
          <text:p text:style-name="P106"><text:bookmark text:name="_d429dwl176m7"/>Login </text:p>
        </text:list-item>
      </text:list>
      <text:p text:style-name="P31">The user will be provided Login credentials by the admin through mail. With the credentials, he will be able to log in to the system. <text:s/></text:p>
      <text:list xml:id="list105208098956176" text:continue-numbering="true" text:style-name="WWNum1">
        <text:list-item>
          <text:p text:style-name="P108"><text:bookmark text:name="_tvkj62px2y4w"/>Apply for the award<text:span text:style-name="T17"><text:tab/></text:span></text:p>
        </text:list-item>
      </text:list>
      <text:p text:style-name="P31">The employee will apply for his choice of awards. He can apply upto to 3 different awards at a same time. He would be able to make a choice by viewing the categories of award. Each category of award would have a description of its own. The description would be of two types: long and short. Whenever the user looks at the list he would be able to look at the brief description. Whereas, when he selects the particular award, he can look at the detailed description which would contain the criteria. After selection of his choice of award, he will have to answer a Question <text:tab/>Answer form which will be submitted to the admin. Upon submitting that form, he will be redirected to the dashboard. </text:p>
      <text:list xml:id="list105207068952899" text:continue-numbering="true" text:style-name="WWNum1">
        <text:list-item>
          <text:p text:style-name="P108"><text:bookmark text:name="_7ct9pjva22k3"/>Application status<text:span text:style-name="T18"><text:tab/></text:span></text:p>
        </text:list-item>
      </text:list>
      <text:p text:style-name="P37"><text:span text:style-name="T13">After submitting the form, the user will be redirected to the dashboard. The <text:tab/> dashboard will have the application status of his award. The status would contain 4 parts:- initial, assessor, jury and chairman. His current status would be notified through the notification on his notification bar </text:span><text:span text:style-name="T12">and dashboard. Whenever, he clears a round he will be notified.</text:span></text:p>
      <text:p text:style-name="P78"/>
      <text:list xml:id="list2297325975" text:style-name="WWNum2">
        <text:list-item>
          <text:p text:style-name="P107">Manage awards</text:p>
        </text:list-item>
      </text:list>
      <text:p text:style-name="P30"><text:tab/>The admin will get the access for managing the awards. Managing awards would have the sub functionalities </text:p>
      <text:p text:style-name="P49">2. Manage application for awards<text:line-break/><text:tab/>3. Manage application -Question Answer forms<text:line-break/><text:tab/>4. Award registration process<text:line-break/><text:tab/>5. Detailed award evaluation process:-<text:line-break/> <text:s text:c="3"/>• Process flow from admin to next assessor stage<text:line-break/> <text:s text:c="3"/>• Assessor to next stage jury stage<text:line-break/> <text:s text:c="3"/>• Jury to chairman stage<text:line-break/> <text:s text:c="3"/>• And, finally winners to be declared</text:p>
      <text:p text:style-name="P15"><text:bookmark text:name="_17dp8vu"/>3<text:tab/> User Classes and Characteristics</text:p>
      <text:p text:style-name="P5">The system is ideal for users who want a transparent process for the award management. There will be no chaos as everything will be clear and confidential. Also, less paper work making it a more managed system.</text:p>
      <text:p text:style-name="P15"><text:bookmark text:name="_3rdcrjn"/>4<text:tab/>Operating Environment</text:p>
      <text:p text:style-name="P30">Browser: Google Chrome and Firefox</text:p>
      <text:p text:style-name="P30">Resolution: 1024x768</text:p>
      <text:p text:style-name="P30">Operating system: Windows XP, UNIX</text:p>
      <text:p text:style-name="P30"/>
      <text:p text:style-name="P15"><text:bookmark text:name="_26in1rg"/>5<text:tab/>Design and Implementation Constraints</text:p>
      <text:p text:style-name="P5">We cannot use this application in mobile.</text:p>
      <text:p text:style-name="P16"/>
      <text:p text:style-name="P16"/>
      <text:p text:style-name="P19"/>
      <text:p text:style-name="P81"><text:bookmark text:name="_lnxbz9"/>External Interface Requirements</text:p>
      <text:p text:style-name="P18"><text:bookmark text:name="_35nkun2"/>1<text:tab/>Hardware Interfaces</text:p>
      <text:p text:style-name="P5">RAM: 2 GB<text:tab/></text:p>
      <text:p text:style-name="P5">Hard Disk: 500 GB</text:p>
      <text:p text:style-name="P5"/>
      <text:p text:style-name="P18"><text:bookmark text:name="_1ksv4uv"/>2<text:tab/>Software Interfaces</text:p>
      <text:p text:style-name="P5">Browser Compatibility: Google Chrome and Firefox(Web browser)</text:p>
      <text:p text:style-name="P5">Documentation Tool: LibreOffice Writer</text:p>
      <text:p text:style-name="P5">Development Environment: ASP.NET C#, HTML5,CSS3, JavaScript</text:p>
      <text:p text:style-name="P5">Database: SQL server</text:p>
      <text:p text:style-name="P16"/>
      <text:p text:style-name="P43"/>
      <text:p text:style-name="P81"><text:bookmark text:name="_44sinio"/>System Features</text:p>
      <text:p text:style-name="P7"/>
      <text:p text:style-name="P17">Admin</text:p>
      <text:p text:style-name="P48">R.1 Log in</text:p>
      <text:p text:style-name="P20"><text:s text:c="11"/>The admin will log in with the credentials. </text:p>
      <text:p text:style-name="P69"><text:s text:c="2"/>Input :User will have to enter his email-id and password<text:line-break/><text:tab/> Output: He will be logged in</text:p>
      <text:p text:style-name="P5"><text:tab/><text:tab/></text:p>
      <text:list xml:id="list2342096140" text:style-name="WWNum3">
        <text:list-item>
          <text:p text:style-name="P91">R.1.1 Forgot Password</text:p>
        </text:list-item>
      </text:list>
      <text:p text:style-name="P5"><text:tab/><text:tab/><text:tab/></text:p>
      <text:p text:style-name="P5"><text:tab/><text:tab/><text:tab/> Input: User will have to click the button.</text:p>
      <text:p text:style-name="P5"><text:tab/><text:tab/> <text:s text:c="11"/>Output: System will send link to user’s email-id. </text:p>
      <text:p text:style-name="P51"/>
      <text:p text:style-name="P50">R.2 Employee Registration</text:p>
      <text:p text:style-name="P51"/>
      <text:p text:style-name="P59">The admin will enter the employee detail with basic information about them. After registration, the employee will get the log in link and the credentials for the same. </text:p>
      <text:p text:style-name="P31"/>
      <text:p text:style-name="P31"><text:s text:c="32"/><text:tab/> Input: User will enter the information</text:p>
      <text:p text:style-name="P31"><text:tab/> <text:s text:c="22"/>Output: The log in link will be provided to the employee.</text:p>
      <text:p text:style-name="P35"/>
      <text:list xml:id="list3130734947" text:style-name="WWNum4">
        <text:list-item>
          <text:p text:style-name="P92">R.3 Start Event</text:p>
        </text:list-item>
      </text:list>
      <text:p text:style-name="P38"/>
      <text:p text:style-name="P31"><text:tab/>This will the information about the whole process of the award event which will include the </text:p>
      <text:p text:style-name="P31"><text:tab/>starting date, award presentation ceremony date and event description. Also, it will notify</text:p>
      <text:p text:style-name="P31"><text:tab/>the users about the event. </text:p>
      <text:p text:style-name="P31"/>
      <text:p text:style-name="P85"><text:tab/><text:tab/> <text:s text:c="10"/>Input: User will enter the information</text:p>
      <text:p text:style-name="P31"><text:tab/> <text:s text:c="20"/>Output: The information about the event will be displayed.</text:p>
      <text:p text:style-name="P41"/>
      <text:list xml:id="list2195224809" text:style-name="WWNum6">
        <text:list-item>
          <text:p text:style-name="P97">R.4 Add Awards</text:p>
        </text:list-item>
      </text:list>
      <text:p text:style-name="P32"><text:tab/><text:tab/></text:p>
      <text:p text:style-name="P37"><text:span text:style-name="T15"><text:tab/></text:span><text:span text:style-name="T14">The admin will add awards according to the category. All the category of awards <text:tab/><text:tab/><text:tab/>would have a description about it. The description would include the sub categories,</text:span></text:p>
      <text:p text:style-name="P33"><text:tab/>Q/A forms and the criteria to apply for the award.</text:p>
      <text:p text:style-name="P37"/>
      <text:p text:style-name="P44"/>
      <text:p text:style-name="P63">R.4.1 Add categorieS</text:p>
      <text:p text:style-name="P33"><text:tab/><text:tab/><text:tab/> </text:p>
      <text:p text:style-name="P37"><text:span text:style-name="T14"><text:tab/></text:span><text:span text:style-name="T13"><text:tab/><text:tab/></text:span><text:span text:style-name="T14">The admin will add category of awards. It will have the description about it.</text:span></text:p>
      <text:p text:style-name="P32"/>
      <text:p text:style-name="P37"><text:span text:style-name="T15"><text:tab/><text:tab/><text:tab/></text:span><text:span text:style-name="T14">Input: User will enter the categories.<text:tab/><text:tab/></text:span></text:p>
      <text:p text:style-name="P33"><text:tab/><text:tab/><text:tab/>Output: The categories will be displayed.</text:p>
      <text:p text:style-name="P33"/>
      <text:p text:style-name="P37"><text:span text:style-name="T14"><text:tab/><text:tab/></text:span><text:span text:style-name="T20"><text:tab/>R.4.2 Add <text:s/>sub categories</text:span></text:p>
      <text:p text:style-name="P33"><text:tab/><text:tab/><text:tab/> </text:p>
      <text:p text:style-name="P33"><text:tab/><text:tab/><text:tab/>The admin will add sub category of awards. It will have the description <text:tab/><text:tab/><text:tab/><text:tab/>about it.</text:p>
      <text:p text:style-name="P32"/>
      <text:p text:style-name="P37"><text:span text:style-name="T15"><text:tab/><text:tab/><text:tab/><text:tab/></text:span><text:span text:style-name="T14">Input: User will enter the categories.<text:tab/><text:tab/></text:span></text:p>
      <text:p text:style-name="P33"><text:tab/><text:tab/><text:tab/><text:tab/>Output: The sub-categories will be displayed.</text:p>
      <text:p text:style-name="P33"/>
      <text:p text:style-name="P42"/>
      <text:p text:style-name="P42"><text:tab/><text:tab/><text:tab/>R.4.3 Add <text:s/>Q/A forms</text:p>
      <text:p text:style-name="P33"><text:tab/><text:tab/><text:tab/> </text:p>
      <text:p text:style-name="P33"><text:tab/><text:tab/><text:tab/>The admin will add a common Q/A form for all the categories.</text:p>
      <text:p text:style-name="P32"/>
      <text:p text:style-name="P37"><text:span text:style-name="T15"><text:tab/><text:tab/><text:tab/><text:tab/> <text:s/></text:span><text:span text:style-name="T14">Input: User will enter the Q/A form.<text:tab/><text:tab/></text:span></text:p>
      <text:p text:style-name="P33"><text:tab/><text:tab/><text:tab/><text:tab/> <text:s/>Output: The Q/A form will be displayed.</text:p>
      <text:p text:style-name="P33"><text:tab/><text:tab/><text:tab/></text:p>
      <text:list xml:id="list2476574263" text:style-name="WWNum5">
        <text:list-item>
          <text:p text:style-name="P93">R.5 View Applications</text:p>
        </text:list-item>
      </text:list>
      <text:p text:style-name="P33"><text:tab/></text:p>
      <text:p text:style-name="P58"><text:span text:style-name="T14"><text:tab/><text:tab/><text:tab/>Admin can view applications of <text:s/>the employees who have <text:s/>applied. He will go through all the applications and shortlist application by giving appropriate rating to them and forward it to the assessor further process of application will be done by assessor.</text:span><text:span text:style-name="T13"><text:tab/></text:span></text:p>
      <text:p text:style-name="P31"/>
      <text:p text:style-name="P31"><text:tab/><text:tab/><text:tab/><text:tab/>Input: User can click on the application</text:p>
      <text:p text:style-name="P31"><text:tab/><text:tab/><text:tab/><text:tab/>Output: The application of the selected employee will be displayed<text:tab/></text:p>
      <text:p text:style-name="P31"/>
      <text:p text:style-name="P41"><text:tab/></text:p>
      <text:list xml:id="list3983377260" text:style-name="WWNum7">
        <text:list-item>
          <text:p text:style-name="P94"><text:s/>R.4 Jury <text:s text:c="2"/>Assigning</text:p>
        </text:list-item>
      </text:list>
      <text:p text:style-name="P32"/>
      <text:p text:style-name="P37"><text:span text:style-name="T15"><text:tab/></text:span><text:span text:style-name="T14">The admin will enter the jury member detail with basic information about them. After</text:span></text:p>
      <text:p text:style-name="P33"><text:tab/>registration, the jury member will get the log in link and the credentials for the same.</text:p>
      <text:p text:style-name="P33"/>
      <text:p text:style-name="P33"><text:tab/> <text:s text:c="29"/>Input: User will enter the information</text:p>
      <text:p text:style-name="P33"><text:tab/><text:tab/> <text:s text:c="17"/>Output: The log in link will be provided to the jury member</text:p>
      <text:p text:style-name="P33"/>
      <text:list xml:id="list105207013105288" text:continue-numbering="true" text:style-name="WWNum7">
        <text:list-item>
          <text:p text:style-name="P95">R.5 <text:s/>Assessor <text:s text:c="2"/>Assigning</text:p>
        </text:list-item>
      </text:list>
      <text:p text:style-name="P32"/>
      <text:p text:style-name="P37"><text:span text:style-name="T15"><text:tab/></text:span><text:span text:style-name="T14">The Admin will enter the Assessor member detail with basic information about them. After</text:span></text:p>
      <text:p text:style-name="P33"><text:tab/>registration.</text:p>
      <text:p text:style-name="P33"/>
      <text:p text:style-name="P33"><text:tab/> <text:s text:c="21"/>Input: User will enter the information</text:p>
      <text:p text:style-name="P33"><text:tab/><text:tab/> <text:s text:c="6"/>Output: The log in link will be provided to the Assessor</text:p>
      <text:p text:style-name="P70"><text:soft-page-break/></text:p>
      <text:p text:style-name="P38"/>
      <text:p text:style-name="P40">Applicants</text:p>
      <text:p text:style-name="P38"/>
      <text:list xml:id="list2596509669" text:style-name="WWNum8">
        <text:list-item>
          <text:p text:style-name="P98">R1. Login</text:p>
        </text:list-item>
      </text:list>
      <text:p text:style-name="P55"/>
      <text:p text:style-name="P57">The admin will log in with the credentials.</text:p>
      <text:p text:style-name="P57">Input :User will have to enter his email-id and password</text:p>
      <text:p text:style-name="P57">Output: He will be logged in.</text:p>
      <text:p text:style-name="P52"><text:tab/></text:p>
      <text:p text:style-name="P60"><text:span text:style-name="T8">R.1.1 Forgot Password</text:span><text:span text:style-name="T4"><text:tab/></text:span></text:p>
      <text:p text:style-name="P61"><text:tab/><text:tab/></text:p>
      <text:p text:style-name="P86">Input: User will have to click the button</text:p>
      <text:p text:style-name="P86">Output: System will send link to user’s email-id</text:p>
      <text:p text:style-name="P5"><text:tab/><text:tab/></text:p>
      <text:p text:style-name="P71"><text:span text:style-name="T20"><text:s text:c="20"/></text:span><text:span text:style-name="T8">R.1.2 Update Profile</text:span></text:p>
      <text:p text:style-name="P72"/>
      <text:p text:style-name="P66">If Applicant wants to update his profile, he can do this using this option </text:p>
      <text:p text:style-name="P65"/>
      <text:p text:style-name="P86">Input: User will have to click the update button and enter the updated details.</text:p>
      <text:p text:style-name="P86">Output: His profile will be updated</text:p>
      <text:p text:style-name="P5"/>
      <text:p text:style-name="P2"><text:span text:style-name="T4"><text:tab/><text:tab/></text:span><text:span text:style-name="T8">R.2. Apply for awards</text:span></text:p>
      <text:p text:style-name="P5"><text:tab/><text:tab/></text:p>
      <text:p text:style-name="P64"><text:span text:style-name="T4"><text:tab/>The Applicant can apply for his choice of awards. Their will be category for <text:tab/>differe</text:span><text:span text:style-name="T13">nt </text:span><text:span text:style-name="T4">awards. He can view the description of awards as well. The <text:s/>registration process will include the Q/A form which the employee has to fill.</text:span></text:p>
      <text:p text:style-name="P5"/>
      <text:p text:style-name="P5"><text:tab/><text:tab/>Input: He will fill the Q/A form regarding the award</text:p>
      <text:p text:style-name="P5"><text:tab/><text:tab/>Output: He will be registered for that award</text:p>
      <text:p text:style-name="P5"/>
      <text:p text:style-name="P2"><text:span text:style-name="T4"><text:tab/><text:tab/></text:span><text:span text:style-name="T7">R.3 Check status</text:span></text:p>
      <text:p text:style-name="P5"/>
      <text:p text:style-name="P66"><text:tab/>After the application process, the applicant can check his status of application. The status would include 4 stages-Initial, Assessor, Jury and Chairman</text:p>
      <text:p text:style-name="P5"/>
      <text:p text:style-name="P5"><text:tab/><text:tab/>Input: Click on Dashboard</text:p>
      <text:p text:style-name="P5"><text:tab/><text:tab/>Output: Status will be displayed</text:p>
      <text:p text:style-name="P11"/>
      <text:p text:style-name="P11"/>
      <text:p text:style-name="P11"/>
      <text:p text:style-name="P11"/>
      <text:p text:style-name="P11"/>
      <text:p text:style-name="P11"/>
      <text:p text:style-name="P11"/>
      <text:p text:style-name="P11"/>
      <text:p text:style-name="P11"/>
      <text:p text:style-name="P8"/>
      <text:p text:style-name="P10">Assessor</text:p>
      <text:p text:style-name="P6"><text:soft-page-break/><text:tab/></text:p>
      <text:list xml:id="list105208474480617" text:continue-numbering="true" text:style-name="WWNum8">
        <text:list-item>
          <text:p text:style-name="P98">R1. Login</text:p>
        </text:list-item>
      </text:list>
      <text:p text:style-name="P55"/>
      <text:p text:style-name="P57">The admin will log in with the credentials.</text:p>
      <text:p text:style-name="P34"/>
      <text:p text:style-name="P57">Input: User will have to enter his email-id and password</text:p>
      <text:p text:style-name="P57">Output: He will be logged in.</text:p>
      <text:p text:style-name="P53"><text:tab/></text:p>
      <text:p text:style-name="P68">R.1.1 Forgot Password<text:tab/></text:p>
      <text:p text:style-name="P75"><text:tab/><text:tab/></text:p>
      <text:p text:style-name="P87">Input: User will have to click the button</text:p>
      <text:p text:style-name="P87">Output: System will send link to user’s email-id</text:p>
      <text:p text:style-name="P6"><text:tab/><text:tab/></text:p>
      <text:p text:style-name="P68">R.1.2 Update Profile</text:p>
      <text:p text:style-name="P73"/>
      <text:p text:style-name="P67">If Assessor wants to update his profile, he can do this using this option </text:p>
      <text:p text:style-name="P87">Input: User will have to click the update button and enter the updated details.</text:p>
      <text:p text:style-name="P87">Output: His profile will be updated</text:p>
      <text:p text:style-name="P6"><text:tab/></text:p>
      <text:p text:style-name="P6"/>
      <text:p text:style-name="P31"><text:tab/><text:tab/><text:tab/></text:p>
      <text:list xml:id="list105208477408957" text:continue-list="list2476574263" text:style-name="WWNum5">
        <text:list-item>
          <text:p text:style-name="P96"><text:span text:style-name="T13"><text:tab/></text:span><text:span text:style-name="T20">R.2 View Applications</text:span></text:p>
        </text:list-item>
      </text:list>
      <text:p text:style-name="P31"><text:tab/></text:p>
      <text:p text:style-name="P62">Assessor can view applications of the employees who have passed the initial stage as well as who have applied. He will go through all the applications and shortlist <text:s/>application by giving appropriate rating to them and forward it to the Jury for further processing of application.<text:tab/></text:p>
      <text:p text:style-name="P31"/>
      <text:p text:style-name="P31"><text:tab/><text:tab/><text:tab/>Input: User can click on the application</text:p>
      <text:p text:style-name="P37"><text:span text:style-name="T13"><text:tab/><text:tab/><text:tab/>Output: The application of the selected </text:span><text:span text:style-name="T19">applicant</text:span><text:span text:style-name="T13"> will be displayed<text:tab/><text:tab/></text:span></text:p>
      <text:p text:style-name="P39"/>
      <text:p text:style-name="P8"><text:tab/></text:p>
      <text:p text:style-name="P14"/>
      <text:p text:style-name="P40">Jury</text:p>
      <text:p text:style-name="P6"><text:tab/></text:p>
      <text:list xml:id="list105207750487486" text:continue-list="list105208474480617" text:style-name="WWNum8">
        <text:list-item>
          <text:p text:style-name="P98">R1. Login</text:p>
        </text:list-item>
      </text:list>
      <text:p text:style-name="P55"/>
      <text:p text:style-name="P57">The admin will log in with the credentials.</text:p>
      <text:p text:style-name="P57">Input: User will have to enter his email-id and password</text:p>
      <text:p text:style-name="P57">Output: He will be logged in.</text:p>
      <text:p text:style-name="P53"><text:tab/></text:p>
      <text:p text:style-name="P54"><text:span text:style-name="T16"><text:tab/></text:span><text:span text:style-name="T8">R.1.1 Forgot Password</text:span><text:span text:style-name="T7"><text:tab/></text:span><text:span text:style-name="T5"><text:tab/></text:span></text:p>
      <text:p text:style-name="P75"><text:tab/></text:p>
      <text:p text:style-name="P87">Input: User will have to click the button</text:p>
      <text:p text:style-name="P87">Output: System will send link to user’s email-id</text:p>
      <text:p text:style-name="P6"><text:tab/><text:tab/></text:p>
      <text:p text:style-name="P68">R.1.2 Update Profile</text:p>
      <text:p text:style-name="P74"/>
      <text:p text:style-name="P62"/>
      <text:p text:style-name="P67">If a Jury Member wants to update his profile, he can do this using this option </text:p>
      <text:p text:style-name="P65"/>
      <text:p text:style-name="P87">Input: User will have to click the update button and enter the updated details.</text:p>
      <text:p text:style-name="P87">Output: His profile will be updated</text:p>
      <text:p text:style-name="P6"><text:tab/></text:p>
      <text:p text:style-name="P37"><text:span text:style-name="T13"><text:tab/></text:span><text:span text:style-name="T16"><text:tab/><text:tab/></text:span></text:p>
      <text:list xml:id="list2761059616" text:style-name="WWNum9">
        <text:list-item>
          <text:p text:style-name="P99">R.2 View Applications</text:p>
        </text:list-item>
        <text:list-item>
          <text:p text:style-name="P101"/>
        </text:list-item>
        <text:list-item>
          <text:p text:style-name="P102">Jury members can view applications of the employees who have passed the Assessor stage as well as who have applied. He will go through all the applications and shortlist application by giving appropriate rating to them and forward it to the chairman for further processing of application.<text:tab/></text:p>
        </text:list-item>
      </text:list>
      <text:p text:style-name="P31"/>
      <text:p text:style-name="P31"><text:tab/><text:tab/><text:tab/>Input: User can click on the application</text:p>
      <text:p text:style-name="P37"><text:span text:style-name="T13"><text:tab/><text:tab/><text:tab/>Output: The application of the selected </text:span><text:span text:style-name="T19">applicant</text:span><text:span text:style-name="T13"> will be displayed<text:tab/></text:span></text:p>
      <text:p text:style-name="P45"/>
      <text:p text:style-name="P40">Chairman</text:p>
      <text:p text:style-name="P6"><text:tab/></text:p>
      <text:list xml:id="list105207399249472" text:continue-list="list105207750487486" text:style-name="WWNum8">
        <text:list-item>
          <text:p text:style-name="P98">R1. Login</text:p>
        </text:list-item>
      </text:list>
      <text:p text:style-name="P55"/>
      <text:p text:style-name="P57">The admin will log in with the credentials</text:p>
      <text:p text:style-name="P28"/>
      <text:p text:style-name="P57">Input: User will have to enter his email-id and password</text:p>
      <text:p text:style-name="P57">Output: He will be logged in.</text:p>
      <text:p text:style-name="P51"><text:tab/></text:p>
      <text:p text:style-name="P64"><text:span text:style-name="T8">R.1.1 Forgot Password</text:span><text:span text:style-name="T6"><text:tab/></text:span></text:p>
      <text:p text:style-name="P67"><text:tab/><text:tab/></text:p>
      <text:p text:style-name="P87">Input: User will have to click the button</text:p>
      <text:p text:style-name="P87">Output: System will send link to user’s email-id</text:p>
      <text:p text:style-name="P31"><text:tab/><text:tab/><text:tab/></text:p>
      <text:list xml:id="list3997552402" text:style-name="WWNum10">
        <text:list-item>
          <text:p text:style-name="P100">R.2 View Applications</text:p>
        </text:list-item>
      </text:list>
      <text:p text:style-name="P31"><text:tab/></text:p>
      <text:p text:style-name="P56">Jury members can view applications of the employees who have become the finalists by passing the jury stage. He will go through all the applications, finalize the winners and announce the results.</text:p>
      <text:p text:style-name="P31"/>
      <text:p text:style-name="P31"><text:tab/><text:tab/><text:tab/>Input: User can click on the application</text:p>
      <text:p text:style-name="P37"><text:span text:style-name="T13"><text:tab/><text:tab/><text:tab/>Output: The application of the selected </text:span><text:span text:style-name="T19">applicant</text:span><text:span text:style-name="T13"> will be displayed<text:tab/><text:tab/></text:span></text:p>
      <text:p text:style-name="P39"><text:tab/></text:p>
      <text:p text:style-name="P14"/>
      <text:p text:style-name="P39"><text:tab/></text:p>
      <text:p text:style-name="P82"><text:bookmark text:name="_2jxsxqh"/>Other Nonfunctional Requirements</text:p>
      <text:p text:style-name="P76"/>
      <text:p text:style-name="P13"><text:span text:style-name="T6">Scalability-</text:span><text:span text:style-name="T5">The system is light weighted and at a time, users from 5 categories can work at a work time</text:span></text:p>
      <text:p text:style-name="P12"/>
      <text:p text:style-name="P13"><text:span text:style-name="T6">Availability-</text:span><text:span text:style-name="T9">If the internet service gets disrupted while sending information to the server, the information can be send again for verification</text:span><text:span text:style-name="T5"> </text:span></text:p>
      <text:p text:style-name="P12"/>
      <text:p text:style-name="P13"><text:span text:style-name="T6">Recoverability- </text:span><text:span text:style-name="T5">The system has a forgot password facility which will help the user to recover his account when he forgets his credentials</text:span></text:p>
      <text:p text:style-name="P12"/>
      <text:p text:style-name="P13"><text:span text:style-name="T6">Security- </text:span><text:span text:style-name="T5">The system has secured login system. No employee can register on his own, he will be provided with the credentials by the authorized person and also no employee can view the status of the other employee. Thus, providing a tight security by the means of confidentiality and privacy</text:span></text:p>
      <text:p text:style-name="P12"/>
      <text:p text:style-name="P13"><text:span text:style-name="T6">Manageability-</text:span><text:span text:style-name="T5">We can easily check past records of employees as there will be less paper work involved. </text:span></text:p>
      <text:p text:style-name="P12"/>
      <text:p text:style-name="P13"><text:span text:style-name="T6">Environmental-</text:span><text:span text:style-name="T5">The system is user friendly. User can easily navigate from one page to the another</text:span></text:p>
      <text:p text:style-name="P12"/>
      <text:p text:style-name="P13"><text:span text:style-name="T6">Data Integrity- </text:span><text:span text:style-name="T5">The user data is confidential<text:line-break/></text:span></text:p>
      <text:p text:style-name="P13"><text:span text:style-name="T6">Usability-</text:span><text:span text:style-name="T5">As the system is easy to handle and navigates in the most expected way with no delays. In that case the system program reacts accordingly and transverses quickly between its states</text:span></text:p>
      <text:p text:style-name="P77"/>
      <text:p text:style-name="P25"><text:line-break/></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fo:font-size="12pt" fo:language="en" fo:country="US" fo:font-style="normal" style:text-underline-style="none" fo:font-weight="normal" style:letter-kerning="true" style:font-name-asian="Times1" style:font-size-asian="12pt" style:language-asian="zh" style:country-asian="CN" style:font-style-asian="normal" style:font-weight-asian="normal" style:font-name-complex="Times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fo:font-size="12pt" fo:language="en" fo:country="US" fo:font-style="normal" style:text-underline-style="none" fo:font-weight="normal" style:letter-kerning="true" style:font-name-asian="Times1" style:font-size-asian="12pt" style:language-asian="zh" style:country-asian="CN" style:font-style-asian="normal" style:font-weight-asian="normal"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1665in" loext:contextual-spacing="false" fo:line-height="100%" fo:keep-together="always" fo:text-indent="0in" style:auto-text-indent="false"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945in" fo:margin-bottom="0.1945in" loext:contextual-spacing="false" fo:line-height="100%" fo:keep-together="always" fo:text-indent="0in" style:auto-text-indent="false"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text-indent="0in" style:auto-text-indent="false"/>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fo:keep-with-next="always"/>
      <style:text-properties style:font-name="Times New Roman" fo:font-family="'Times New Roman'" style:font-family-generic="roman" style:font-pitch="variable" fo:font-size="11pt" fo:font-style="italic" fo:font-weight="bold" style:font-name-asian="Times New Roman1" style:font-family-asian="'Times New Roman'"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text:list-level-style-bullet>
      <text:list-level-style-bullet text:level="8"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style:num-suffix="◦" text:bullet-char="◦">
        <style:list-level-properties text:list-level-position-and-space-mode="label-alignment">
          <style:list-level-label-alignment text:label-followed-by="listtab" fo:text-indent="-0.25in" fo:margin-left="2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9" style:num-suffix="▪" text:bullet-char="▪">
        <style:list-level-properties text:list-level-position-and-space-mode="label-alignment">
          <style:list-level-label-alignment text:label-followed-by="listtab" fo:text-indent="-0.25in" fo:margin-left="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MT1"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MT2"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MT3" style:family="text">
      <style:text-properties fo:font-size="10pt" fo:font-style="italic" fo:font-weight="bold" style:font-size-asian="10pt" style:font-style-asian="italic" style:font-weight-asian="bold" style:font-size-complex="10pt"/>
    </style:style>
    <style:page-layout style:name="Mpm1">
      <style:page-layout-properties fo:page-width="8.5in" fo:page-height="11in" style:num-format="1" style:print-orientation="portrait" fo:margin-top="0.5in" fo:margin-bottom="0.5in" fo:margin-left="0.9in" fo:margin-right="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9in" fo:margin-right="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oftware</text:span><text:span text:style-name="MT2"> </text:span><text:span text:style-name="MT1">Requirements Specification for </text:span><text:span text:style-name="MT3">Award Management System</text:span><text:span text:style-name="MT1"><text:tab/>Page </text:span><text:span text:style-name="MT1"><text:page-number text:select-page="current">3</text:page-number></text:span></text:p>
      </style:header>
      <style:footer>
        <text:p text:style-name="MP2"/>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3-23T10:52:05.837000000</dc:date>
    <meta:editing-duration>PT10M33S</meta:editing-duration>
    <meta:editing-cycles>2</meta:editing-cycles>
    <meta:document-statistic meta:table-count="1" meta:image-count="0" meta:object-count="0" meta:page-count="14" meta:paragraph-count="242" meta:word-count="2027" meta:character-count="12589" meta:non-whitespace-character-count="10299"/>
  </office:meta>
</office:document-meta>
</file>